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1467e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&lt;5" style:apply-style-name="Bad" style:base-cell-address="Hoja1.B4"/>
      <style:map style:condition="cell-content()&gt;7" style:apply-style-name="Good" style:base-cell-address="Hoja1.B4"/>
      <style:map style:condition="cell-content-is-between(5,6)" style:apply-style-name="Neutral" style:base-cell-address="Hoja1.B4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2"/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Valor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calcext:conditional-formats>
          <calcext:conditional-format calcext:target-range-address="Hoja1.B4:Hoja1.B7">
            <calcext:condition calcext:apply-style-name="Bad" calcext:value="&lt;5" calcext:base-cell-address="Hoja1.B4"/>
            <calcext:condition calcext:apply-style-name="Good" calcext:value="&gt;7" calcext:base-cell-address="Hoja1.B4"/>
            <calcext:condition calcext:apply-style-name="Neutral" calcext:value="between(5,6)" calcext:base-cell-address="Hoja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8:10:48.252598204</meta:creation-date>
    <dc:date>2023-01-20T18:14:03.582665482</dc:date>
    <meta:editing-duration>PT3M16S</meta:editing-duration>
    <meta:editing-cycles>1</meta:editing-cycles>
    <meta:document-statistic meta:table-count="1" meta:cell-count="5" meta:object-count="0"/>
    <meta:generator>LibreOffice/7.4.2.3$Linux_X86_64 LibreOffice_project/40$Build-3</meta:generator>
  </office:meta>
</office:document-meta>
</file>

<file path=Basic/Standard/Modul.xml><?xml version="1.0" encoding="utf-8"?>
<!DOCTYPE module  PUBLIC '-//OpenOffice.org//DTD OfficeDocument 1.0//EN'  'module.dtd'>
<script:module xmlns:script="http://openoffice.org/2000/script" script:name="Modul" script:language="StarBasic" script:moduleType="normal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rem dispatcher.executeDispatch(document, ".uno:ConditionalFormatDialog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